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b3d2" officeooo:paragraph-rsid="0020b3d2"/>
    </style:style>
    <style:style style:name="P2" style:family="paragraph" style:parent-style-name="Standard">
      <style:text-properties fo:font-weight="bold" officeooo:rsid="0020b3d2" officeooo:paragraph-rsid="0020b3d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Frame.plot</text:p>
      <text:p text:style-name="Standard">Hi everyone, welcome to today's tutorial, </text:p>
      <text:p text:style-name="Standard">where we will be looking at visualization in pandas.</text:p>
      <text:p text:style-name="Standard"><text:bookmark text:name="button-label-3"/>Play video starting at ::16 and follow transcript0:16</text:p>
      <text:p text:style-name="Standard">pandas uses matplotlib under the hood, and provides some convenient functions for </text:p>
      <text:p text:style-name="Standard">visualizing data.</text:p>
      <text:p text:style-name="Standard"><text:bookmark text:name="button-label-5"/>Play video starting at ::22 and follow transcript0:22</text:p>
      <text:p text:style-name="Standard">Before we dive into visualization in pandas, </text:p>
      <text:p text:style-name="Standard">lets take a look at the matplotlib's style package.</text:p>
      <text:p text:style-name="Standard"><text:bookmark text:name="button-label-7"/>Play video starting at ::29 and follow transcript0:29</text:p>
      <text:p text:style-name="Standard">Matplotlib comes with a number of predefined styles, </text:p>
      <text:p text:style-name="Standard">which we can choose from, to change the default look of our plots.</text:p>
      <text:p text:style-name="Standard"><text:bookmark text:name="button-label-9"/>Play video starting at ::36 and follow transcript0:36</text:p>
      <text:p text:style-name="Standard">Because pandas is using matplotlib under the hood, </text:p>
      <text:p text:style-name="Standard">this will change the default style of our pandas graphs as well.</text:p>
      <text:p text:style-name="Standard"><text:bookmark text:name="button-label-11"/>Play video starting at ::43 and follow transcript0:43</text:p>
      <text:p text:style-name="Standard">We can use plt.style.available to see the predefined styles provided.</text:p>
      <text:p text:style-name="Standard"><text:bookmark text:name="button-label-12"/>Play video starting at ::52 and follow transcript0:52</text:p>
      <text:p text:style-name="Standard">Let's use the seaborn-colorblind style, which will change the default colors of </text:p>
      <text:p text:style-name="Standard">our plots to use a color palette that is more color vision deficiency friendly.</text:p>
      <text:p text:style-name="Standard"><text:bookmark text:name="button-label-14"/>Play video starting at :1:3 and follow transcript1:03</text:p>
      <text:p text:style-name="Standard">Now, where the built-in visualization of pandas really shines is in </text:p>
      <text:p text:style-name="Standard">helping with fast and easy plotting of series and </text:p>
      <text:p text:style-name="Standard">DataFrames that can help us explore the data. </text:p>
      <text:p text:style-name="Standard">Let's make a DataFrame. </text:p>
      <text:p text:style-name="Standard">First, we'll set the seed for </text:p>
      <text:p text:style-name="Standard">the random number generator, which will allow us to reproduce the data.</text:p>
      <text:p text:style-name="Standard"><text:bookmark text:name="button-label-20"/>Play video starting at :1:22 and follow transcript1:22</text:p>
      <text:p text:style-name="Standard">Next, let's add three columns of random time series data.</text:p>
      <text:p text:style-name="Standard"><text:bookmark text:name="button-label-21"/>Play video starting at :1:27 and follow transcript1:27</text:p>
      <text:p text:style-name="Standard">We can generate the random data by cumulatively summing up random numbers.</text:p>
      <text:p text:style-name="Standard"><text:bookmark text:name="button-label-22"/>Play video starting at :1:32 and follow transcript1:32</text:p>
      <text:p text:style-name="Standard">numpi has a great function for this called cumsum, which cumulatively sums an array</text:p>
      <text:p text:style-name="Standard"><text:bookmark text:name="button-label-23"/>Play video starting at :1:39 and follow transcript1:39</text:p>
      <text:p text:style-name="Standard">Let's do this for three columns, A, B and C. </text:p>
      <text:p text:style-name="Standard">And also offset the B column by + 20 and the C column by- 20. </text:p>
      <text:p text:style-name="Standard">Using date_range, we can set the index to be everyday in 2017.</text:p>
      <text:p text:style-name="Standard"><text:bookmark text:name="button-label-26"/>Play video starting at :1:56 and follow transcript1:56</text:p>
      <text:p text:style-name="Standard">Now let's see what this data looks like a little more visually to plot this data we </text:p>
      <text:p text:style-name="Standard">can use the plot method on the DataFrame.</text:p>
      <text:p text:style-name="Standard"><text:bookmark text:name="button-label-28"/>Play video starting at :2:4 and follow transcript2:04</text:p>
      <text:p text:style-name="Standard">The plot method on series and DataFrame is just a simple wrapper around plt.plot. </text:p>
      <text:p text:style-name="Standard">So when we call df.plot, </text:p>
      <text:p text:style-name="Standard">we get a line graph of all the columns in the data frame with labels.</text:p>
      <text:p text:style-name="Standard"><text:bookmark text:name="button-label-31"/>Play video starting at :2:17 and follow transcript2:17</text:p>
      <text:p text:style-name="Standard">Notice how the colors are slightly different from the default matplotlib </text:p>
      <text:p text:style-name="Standard">colors because of the style we used.</text:p>
      <text:p text:style-name="Standard"><text:bookmark text:name="button-label-33"/>Play video starting at :2:24 and follow transcript2:24</text:p>
      <text:p text:style-name="Standard">Also, notice this cool Jupyter Notebook trick. </text:p>
      <text:p text:style-name="Standard">If you add a semicolon to the end of the plotting call, </text:p>
      <text:p text:style-name="Standard">this will suppress unwanted output. </text:p>
      <text:p text:style-name="Standard">And this works with regular matplotlib, too.</text:p>
      <text:p text:style-name="Standard"><text:bookmark text:name="button-label-37"/><text:soft-page-break/>Play video starting at :2:37 and follow transcript2:37</text:p>
      <text:p text:style-name="Standard">DataFrame.plot allows us to plot a number of different kinds of plots. </text:p>
      <text:p text:style-name="Standard">We can select which plot we want to use by pressing it into the kind parameter.</text:p>
      <text:p text:style-name="Standard"><text:bookmark text:name="button-label-39"/>Play video starting at :2:48 and follow transcript2:48</text:p>
      <text:p text:style-name="Standard">Let's try and create a scatter plot that takes the A and B columns of df.</text:p>
      <text:p text:style-name="Standard"><text:bookmark text:name="button-label-40"/>Play video starting at :2:53 and follow transcript2:53</text:p>
      <text:p text:style-name="Standard">We pass in scatter to the kind parameter to change the plot type.</text:p>
      <text:p text:style-name="Standard"><text:bookmark text:name="button-label-41"/>Play video starting at :2:59 and follow transcript2:59</text:p>
      <text:p text:style-name="Standard">This is what we'd get if we called plt.plot on the A and </text:p>
      <text:p text:style-name="Standard">B columns with the point marker parameter.</text:p>
      <text:p text:style-name="Standard"><text:bookmark text:name="button-label-43"/>Play video starting at :3:7 and follow transcript3:07</text:p>
      <text:p text:style-name="Standard">Passing scatter into the kind keyword argument </text:p>
      <text:p text:style-name="Standard">changed the plot to a scatterplot.</text:p>
      <text:p text:style-name="Standard"><text:bookmark text:name="button-label-45"/>Play video starting at :3:13 and follow transcript3:13</text:p>
      <text:p text:style-name="Standard">You can also choose the plot kind by using the methods </text:p>
      <text:p text:style-name="Standard">dataframe.plot.kind instead of providing the kind keyword argument.</text:p>
      <text:p text:style-name="Standard"><text:bookmark text:name="button-label-47"/>Play video starting at :3:23 and follow transcript3:23</text:p>
      <text:p text:style-name="Standard">Now let's try this and create something a little more complex. </text:p>
      <text:p text:style-name="Standard">This time we want to make a scatterplot with points varying in color and size. </text:p>
      <text:p text:style-name="Standard">We'll use df.plot.scatter, pass in columns A and C.</text:p>
      <text:p text:style-name="Standard"><text:bookmark text:name="button-label-50"/>Play video starting at :3:39 and follow transcript3:39</text:p>
      <text:p text:style-name="Standard">And set the color C and size S to change based on the value of column B.</text:p>
      <text:p text:style-name="Standard"><text:bookmark text:name="button-label-51"/>Play video starting at :3:45 and follow transcript3:45</text:p>
      <text:p text:style-name="Standard">Finally, we can choose the color palette used </text:p>
      <text:p text:style-name="Standard">by passing a string into the parameter color map.</text:p>
      <text:p text:style-name="Standard"><text:bookmark text:name="button-label-53"/>Play video starting at :3:52 and follow transcript3:52</text:p>
      <text:p text:style-name="Standard">Here, I'll use viridis, which is particularly pleasing to the eye.</text:p>
      <text:p text:style-name="Standard"><text:bookmark text:name="button-label-54"/>Play video starting at :3:59 and follow transcript3:59</text:p>
      <text:p text:style-name="Standard">Here we can see the A and C columns plotted against one another with </text:p>
      <text:p text:style-name="Standard">the size and color changing based on the values of the B column. </text:p>
      <text:p text:style-name="Standard">Because df.plot.scatter returns a matplotlib.axes._subplot, we can perform </text:p>
      <text:p text:style-name="Standard">modification on this object just like objects returned by matplotlib plots.</text:p>
      <text:p text:style-name="Standard"><text:bookmark text:name="button-label-58"/>Play video starting at :4:20 and follow transcript4:20</text:p>
      <text:p text:style-name="Standard">For example, let's see what it looks like when we change the aspect ratio of </text:p>
      <text:p text:style-name="Standard">the AxesSubplot to equal.</text:p>
      <text:p text:style-name="Standard"><text:bookmark text:name="button-label-60"/>Play video starting at :4:31 and follow transcript4:31</text:p>
      <text:p text:style-name="Standard">Setting the aspect ratio to equal allows the viewer to easily see that the range of </text:p>
      <text:p text:style-name="Standard">series A is much smaller than series C.</text:p>
      <text:p text:style-name="Standard"><text:bookmark text:name="button-label-62"/>Play video starting at :4:41 and follow transcript4:41</text:p>
      <text:p text:style-name="Standard">Using pandas, we can also easily do box plots, Histograms,</text:p>
      <text:p text:style-name="Standard"><text:bookmark text:name="button-label-63"/>Play video starting at :4:53 and follow transcript4:53</text:p>
      <text:p text:style-name="Standard">And kernel density estimate plots. Which are useful for visualizing an estimate of a variable's </text:p>
      <text:p text:style-name="Standard">probability density function. </text:p>
      <text:p text:style-name="Standard">Kernel density estimation plots come in handy in data science application</text:p>
      <text:p text:style-name="Standard"><text:bookmark text:name="button-label-66"/>Play video starting at :5:7 and follow transcript5:07</text:p>
      <text:p text:style-name="Standard">where you want to derive a smooth continuous function from a given sample.</text:p>
      <text:p text:style-name="Standard"><text:bookmark text:name="button-label-67"/>Play video starting at :5:12 and follow transcript5:12</text:p>
      <text:p text:style-name="Standard">Pandas also has plotting tools that help with visualizing large amounts of data or </text:p>
      <text:p text:style-name="Standard">high dimensional data.</text:p>
      <text:p text:style-name="Standard"><text:bookmark text:name="button-label-69"/>Play video starting at :5:21 and follow transcript5:21</text:p>
      <text:p text:style-name="Standard">Let's explore a couple of these tools by loading in the iris flower data set.</text:p>
      <text:p text:style-name="Standard"><text:bookmark text:name="button-label-71"/>Play video starting at :5:32 and follow transcript5:32</text:p>
      <text:p text:style-name="Standard"><text:soft-page-break/>The iris data set is a classic multivariate data set, </text:p>
      <text:p text:style-name="Standard">which includes the sepal length, sepal width, petal length, and petal width </text:p>
      <text:p text:style-name="Standard">for hundreds of samples of three species of the iris flower. </text:p>
      <text:p text:style-name="Standard">pandas has a plotting tool that allows us to create a scatter matrix from a DataFrame.</text:p>
      <text:p text:style-name="Standard"><text:bookmark text:name="button-label-75"/>Play video starting at :5:49 and follow transcript5:49</text:p>
      <text:p text:style-name="Standard">A scatter matrix is a way of comparing each column in a DataFrame </text:p>
      <text:p text:style-name="Standard">to every other column in a pairwise fashion. </text:p>
      <text:p text:style-name="Standard">Let's use it to visualize the iris dataframe and </text:p>
      <text:p text:style-name="Standard">see what insights we can gain from our data.</text:p>
      <text:p text:style-name="Standard"><text:bookmark text:name="button-label-79"/>Play video starting at :6:1 and follow transcript6:01</text:p>
      <text:p text:style-name="Standard">The scatter matrix creates scatter plots between the different variables and </text:p>
      <text:p text:style-name="Standard">histograms along the diagonals.</text:p>
      <text:p text:style-name="Standard"><text:bookmark text:name="button-label-81"/>Play video starting at :6:8 and follow transcript6:08</text:p>
      <text:p text:style-name="Standard">This allows us to quickly see some of the more obvious patterns in the data set.</text:p>
      <text:p text:style-name="Standard"><text:bookmark text:name="button-label-82"/>Play video starting at :6:11 and follow transcript6:11</text:p>
      <text:p text:style-name="Standard">Looking at the scatter plots, it appears that there are some distinct groupings of</text:p>
      <text:p text:style-name="Standard"><text:bookmark text:name="button-label-83"/>Play video starting at :6:16 and follow transcript6:16</text:p>
      <text:p text:style-name="Standard">the points, which might indicate that there could be some clustering going on. </text:p>
      <text:p text:style-name="Standard">And while this looks impressive and</text:p>
      <text:p text:style-name="Standard"><text:bookmark text:name="button-label-85"/>Play video starting at :6:25 and follow transcript6:25</text:p>
      <text:p text:style-name="Standard">is certainly useful, realize that in the last two weeks you have gained all of </text:p>
      <text:p text:style-name="Standard">the skills to manually build these kinds of plots if you want to. </text:p>
      <text:p text:style-name="Standard">This is nothing more than a four by four grid of subplots,</text:p>
      <text:p text:style-name="Standard"><text:bookmark text:name="button-label-88"/>Play video starting at :6:35 and follow transcript6:35</text:p>
      <text:p text:style-name="Standard">with some plots histograms and the others scatterplots. </text:p>
      <text:p text:style-name="Standard">Let's look at one more plotting tool in pandas which will help us visualize</text:p>
      <text:p text:style-name="Standard"><text:bookmark text:name="button-label-90"/>Play video starting at :6:42 and follow transcript6:42</text:p>
      <text:p text:style-name="Standard">multivariate data. </text:p>
      <text:p text:style-name="Standard">pandas includes a plotting tool for creating parallel coordinates plots.</text:p>
      <text:p text:style-name="Standard"><text:bookmark text:name="button-label-92"/>Play video starting at :6:49 and follow transcript6:49</text:p>
      <text:p text:style-name="Standard">Parallel coordinate plots are a common way of visualizing high dimensional multivariate data.</text:p>
      <text:p text:style-name="Standard"><text:bookmark text:name="button-label-93"/>Play video starting at :6:53 and follow transcript6:53</text:p>
      <text:p text:style-name="Standard">Each variable in the data set corresponds to an equally </text:p>
      <text:p text:style-name="Standard">spaced parallel vertical line. </text:p>
      <text:p text:style-name="Standard">The values of each variable are then connected by lines between for </text:p>
      <text:p text:style-name="Standard">each individual observation.</text:p>
      <text:p text:style-name="Standard"><text:bookmark text:name="button-label-98"/>Play video starting at :7:10 and follow transcript7:10</text:p>
      <text:p text:style-name="Standard">Coloring the lines by class, in this example the species of flower,</text:p>
      <text:p text:style-name="Standard"><text:bookmark text:name="button-label-99"/>Play video starting at :7:14 and follow transcript7:14</text:p>
      <text:p text:style-name="Standard">allows the viewer to more easily see any patterns or clustering.</text:p>
      <text:p text:style-name="Standard"><text:bookmark text:name="button-label-100"/>Play video starting at :7:18 and follow transcript7:18</text:p>
      <text:p text:style-name="Standard">For instance, looking at our iris data set, we can see that the petal length and</text:p>
      <text:p text:style-name="Standard"><text:bookmark text:name="button-label-101"/>Play video starting at :7:23 and follow transcript7:23</text:p>
      <text:p text:style-name="Standard">petal width are two variables that split the different species fairly clearly. </text:p>
      <text:p text:style-name="Standard">With iris virginica having the longest and widest petals. </text:p>
      <text:p text:style-name="Standard">And iris setosa having the shortest and narrowest petals. </text:p>
      <text:p text:style-name="Standard">Well that's it for visualization in pandas.</text:p>
      <text:p text:style-name="Standard"><text:bookmark text:name="button-label-105"/>Play video starting at :7:40 and follow transcript7:40</text:p>
      <text:p text:style-name="Standard">In the next video, we'll look at Seaborn, a powerful package for statistical plotting.</text:p>
      <text:p text:style-name="P1"/>
      <text:p text:style-name="P2"/>
      <text:p text:style-name="P2">SEABORN</text:p>
      <text:p text:style-name="P2"><text:soft-page-break/>Hi, everyone. </text:p>
      <text:p text:style-name="Standard">Today, we'll be looking at Seaborn, </text:p>
      <text:p text:style-name="Standard">a Python visualization library based on matplotlib.</text:p>
      <text:p text:style-name="Standard"><text:bookmark text:name="button-label-4"/>Play video starting at ::16 and follow transcript0:16</text:p>
      <text:p text:style-name="Standard">Seaborn is really just a wraparound matplotlib. </text:p>
      <text:p text:style-name="Standard">It adds styles to make default data visualizations much more visually </text:p>
      <text:p text:style-name="Standard">appealing and makes creation of specific types of complicated plots much simpler.</text:p>
      <text:p text:style-name="Standard"><text:bookmark text:name="button-label-72"/>Play video starting at ::32 and follow transcript0:32</text:p>
      <text:p text:style-name="Standard">To get us started, I've imported seaborn as sns.</text:p>
      <text:p text:style-name="Standard"><text:bookmark text:name="button-label-8"/>Play video starting at ::37 and follow transcript0:37</text:p>
      <text:p text:style-name="Standard">Now, let's set the seed for the random number generator. </text:p>
      <text:p text:style-name="Standard">Which lets us reproduce the data.</text:p>
      <text:p text:style-name="Standard"><text:bookmark text:name="button-label-10"/>Play video starting at ::43 and follow transcript0:43</text:p>
      <text:p text:style-name="Standard">Next, let's make a panda series v1 that's 1000 numbers drawn </text:p>
      <text:p text:style-name="Standard">from a normal distribution with a mean of 0, and a standard deviation of 10. </text:p>
      <text:p text:style-name="Standard">Let's also make a second pandas series, v2, which is 2 times v1, </text:p>
      <text:p text:style-name="Standard">plus 1,000 numbers drawn from a normal distribution with a mean of 60 and </text:p>
      <text:p text:style-name="Standard">standard deviation of 15.</text:p>
      <text:p text:style-name="Standard"><text:bookmark text:name="button-label-15"/>Play video starting at :1:9 and follow transcript1:09</text:p>
      <text:p text:style-name="Standard">Now let's see what the histograms of these two variables look like when we plot </text:p>
      <text:p text:style-name="Standard">them side by side.</text:p>
      <text:p text:style-name="Standard"><text:bookmark text:name="button-label-17"/>Play video starting at :1:16 and follow transcript1:16</text:p>
      <text:p text:style-name="Standard">We can set alpha equal to 0.7 so the histograms don't cover one another up.</text:p>
      <text:p text:style-name="Standard"><text:bookmark text:name="button-label-18"/>Play video starting at :1:25 and follow transcript1:25</text:p>
      <text:p text:style-name="Standard">For the bin parameter, </text:p>
      <text:p text:style-name="Standard">instead of integer denoting the number of bins we want we can also pass in </text:p>
      <text:p text:style-name="Standard">a specific sequence using np.arange to specify the specific bins we want to use.</text:p>
      <text:p text:style-name="Standard"><text:bookmark text:name="button-label-211"/>Play video starting at :1:39 and follow transcript1:39</text:p>
      <text:p text:style-name="Standard">This is useful for the one when we want to plot two histograms in the same figure </text:p>
      <text:p text:style-name="Standard">to make sure the bin sizes are equivalent for both histograms.</text:p>
      <text:p text:style-name="Standard"><text:bookmark text:name="button-label-231"/>Play video starting at :1:48 and follow transcript1:48</text:p>
      <text:p text:style-name="Standard">We also add labels so </text:p>
      <text:p text:style-name="Standard">we can see which histogram belongs to which variable using a legend.</text:p>
      <text:p text:style-name="Standard"><text:bookmark text:name="button-label-25"/>Play video starting at :1:57 and follow transcript1:57</text:p>
      <text:p text:style-name="Standard">Looking at the histograms we can quickly see that v1 has a lower mean than v2, </text:p>
      <text:p text:style-name="Standard">and that v2 has a larger spread than v1.</text:p>
      <text:p text:style-name="Standard"><text:bookmark text:name="button-label-27"/>Play video starting at :2:6 and follow transcript2:06</text:p>
      <text:p text:style-name="Standard">Even though up to this point we've only used matplotlib for </text:p>
      <text:p text:style-name="Standard">plotting we see that even importing Seaborn has changed the aesthetics of </text:p>
      <text:p text:style-name="Standard">the plot to a different style from the matplotlib default.</text:p>
      <text:p text:style-name="Standard"><text:bookmark text:name="button-label-30"/>Play video starting at :2:18 and follow transcript2:18</text:p>
      <text:p text:style-name="Standard">Let's visualize these histograms again but in a different way.</text:p>
      <text:p text:style-name="Standard"><text:bookmark text:name="button-label-311"/>Play video starting at :2:23 and follow transcript2:23</text:p>
      <text:p text:style-name="Standard">First, let's pass in both of the series v1 and v2 in a list.</text:p>
      <text:p text:style-name="Standard"><text:bookmark text:name="button-label-32"/>Play video starting at :2:27 and follow transcript2:27</text:p>
      <text:p text:style-name="Standard">And set the histtype to barstacked.</text:p>
      <text:p text:style-name="Standard"><text:bookmark text:name="button-label-331"/>Play video starting at :2:31 and follow transcript2:31</text:p>
      <text:p text:style-name="Standard">Setting normed to True will normalize the histogram to form a probability density.</text:p>
      <text:p text:style-name="Standard"><text:bookmark text:name="button-label-34"/>Play video starting at :2:37 and follow transcript2:37</text:p>
      <text:p text:style-name="Standard">Next, let's create a variable v3, which is the combination of v1 and v2.</text:p>
      <text:p text:style-name="Standard"><text:bookmark text:name="button-label-35"/>Play video starting at :2:44 and follow transcript2:44</text:p>
      <text:p text:style-name="Standard">We'll use v3 to plot a kernel density estimate plot over the stacked histogram. </text:p>
      <text:p text:style-name="Standard"><text:soft-page-break/>The kernel density estimation plot estimates the probability density </text:p>
      <text:p text:style-name="Standard">function of the variable v3. </text:p>
      <text:p text:style-name="Standard">Plotting it on top of the stacked histograms of v1 and </text:p>
      <text:p text:style-name="Standard">v2 allows us to see the relationship between these two visualizations.</text:p>
      <text:p text:style-name="Standard"><text:bookmark text:name="button-label-401"/>Play video starting at :3:6 and follow transcript3:06</text:p>
      <text:p text:style-name="Standard">Seaborn provides a convenient function for these type of plots sns.distplot. </text:p>
      <text:p text:style-name="Standard">Let's take a look at how it works.</text:p>
      <text:p text:style-name="Standard"><text:bookmark text:name="button-label-42"/>Play video starting at :3:14 and follow transcript3:14</text:p>
      <text:p text:style-name="Standard">We can pass in the variable we want to visualize along with keyword arguments for </text:p>
      <text:p text:style-name="Standard">each of the individual components of the plot. </text:p>
      <text:p text:style-name="Standard">Let's set the histogram color to teal and the KDE color to navy.</text:p>
      <text:p text:style-name="Standard"><text:bookmark text:name="button-label-451"/>Play video starting at :3:30 and follow transcript3:30</text:p>
      <text:p text:style-name="Standard">Now let's look at an example of one of the types of complex plots that Seborn </text:p>
      <text:p text:style-name="Standard">provides a convenient interface for, the joint plot.</text:p>
      <text:p text:style-name="Standard"><text:bookmark text:name="button-label-471"/>Play video starting at :3:39 and follow transcript3:39</text:p>
      <text:p text:style-name="Standard">The jointplot creates a scatterplot along the histograms for </text:p>
      <text:p text:style-name="Standard">each individual variable on each axis.</text:p>
      <text:p text:style-name="Standard"><text:bookmark text:name="button-label-49"/>Play video starting at :3:45 and follow transcript3:45</text:p>
      <text:p text:style-name="Standard">You've actually seen jointplots in module two and created them manually yourself.</text:p>
      <text:p text:style-name="Standard"><text:bookmark text:name="button-label-501"/>Play video starting at :3:51 and follow transcript3:51</text:p>
      <text:p text:style-name="Standard">To create a jointplot, we just type sns.jointplot and </text:p>
      <text:p text:style-name="Standard">pass in the two series, v1 and v2.</text:p>
      <text:p text:style-name="Standard"><text:bookmark text:name="button-label-52"/>Play video starting at :3:58 and follow transcript3:58</text:p>
      <text:p text:style-name="Standard">Setting alpha to 0.4 will help with visualizing overlapping points. </text:p>
      <text:p text:style-name="Standard">The jointplot allows us to visualize the distribution of the two variables </text:p>
      <text:p text:style-name="Standard">individually. </text:p>
      <text:p text:style-name="Standard">As well as relationships between the variables. </text:p>
      <text:p text:style-name="Standard">Using jointplot we can see that v1 and </text:p>
      <text:p text:style-name="Standard">v2 appear to be normally distributed variables that are positively correlated. </text:p>
      <text:p text:style-name="Standard">Because Seaborn uses matplotlib we can tweak the plots using Matplotlib's tools.</text:p>
      <text:p text:style-name="Standard"><text:bookmark text:name="button-label-59"/>Play video starting at :4:26 and follow transcript4:26</text:p>
      <text:p text:style-name="Standard">Some of the plotting functions in Seaborn return a matplotlib axis object. </text:p>
      <text:p text:style-name="Standard">While others operate on an entire figure and </text:p>
      <text:p text:style-name="Standard">produce plots with several panels, returning a Seaborn grid object.</text:p>
      <text:p text:style-name="Standard"><text:bookmark text:name="button-label-621"/>Play video starting at :4:37 and follow transcript4:37</text:p>
      <text:p text:style-name="Standard">In both cases, matplotlib can be used to further tweak the plots. </text:p>
      <text:p text:style-name="Standard">For example, sns.jointplot returns a Seaborn grid object.</text:p>
      <text:p text:style-name="Standard"><text:bookmark text:name="button-label-64"/>Play video starting at :4:49 and follow transcript4:49</text:p>
      <text:p text:style-name="Standard">From this we can plot a map plot axis subplot object using grid.x joint.</text:p>
      <text:p text:style-name="Standard"><text:bookmark text:name="button-label-65"/>Play video starting at :4:56 and follow transcript4:56</text:p>
      <text:p text:style-name="Standard">Then, we can set the aspect ratio to be equal, using set_aspect equal. </text:p>
      <text:p text:style-name="Standard">Hexbin plots are the bivariate counterpart to histograms. </text:p>
      <text:p text:style-name="Standard">Hexbin plots show the number of observations that fall within </text:p>
      <text:p text:style-name="Standard">hexagonal bins.</text:p>
      <text:p text:style-name="Standard"><text:bookmark text:name="button-label-691"/>Play video starting at :5:12 and follow transcript5:12</text:p>
      <text:p text:style-name="Standard">Sns joint plot includes the hex bin style </text:p>
      <text:p text:style-name="Standard">we can use by passing in hex to the kind parameter.</text:p>
      <text:p text:style-name="Standard"><text:bookmark text:name="button-label-711"/>Play video starting at :5:21 and follow transcript5:21</text:p>
      <text:p text:style-name="Standard">The hexbin style of plot works well with relatively large data sets. </text:p>
      <text:p text:style-name="Standard">Another good option for visualizing the distribution of data sets is kernel </text:p>
      <text:p text:style-name="Standard">density estimations or KDE plots. </text:p>
      <text:p text:style-name="Standard">You can think of two dimensional KDE plots as the continuous version of the hexbin </text:p>
      <text:p text:style-name="Standard"><text:soft-page-break/>jointplot.</text:p>
      <text:p text:style-name="Standard"><text:bookmark text:name="button-label-76"/>Play video starting at :5:40 and follow transcript5:40</text:p>
      <text:p text:style-name="Standard">First, let's tell Seaborn to use a different </text:p>
      <text:p text:style-name="Standard">style using sns.set_style('white').</text:p>
      <text:p text:style-name="Standard"><text:bookmark text:name="button-label-78"/>Play video starting at :5:47 and follow transcript5:47</text:p>
      <text:p text:style-name="Standard">All of the following charts will have the gray grid turned off.</text:p>
      <text:p text:style-name="Standard"><text:bookmark text:name="button-label-791"/>Play video starting at :5:51 and follow transcript5:51</text:p>
      <text:p text:style-name="Standard">Now we'll create a joint plot just like before, except this time, </text:p>
      <text:p text:style-name="Standard">let's set the kind to kde.</text:p>
      <text:p text:style-name="Standard"><text:bookmark text:name="button-label-811"/>Play video starting at :5:59 and follow transcript5:59</text:p>
      <text:p text:style-name="Standard">Finally, let's space to 0, which will plot the marginal distributions </text:p>
      <text:p text:style-name="Standard">directly on the border of the scatter plot. </text:p>
      <text:p text:style-name="Standard">We can see that Seaborn has some built-in options for easy customization. </text:p>
      <text:p text:style-name="Standard">And provides us with easy to create and beautiful plots for </text:p>
      <text:p text:style-name="Standard">exploring the distributions of your data. </text:p>
      <text:p text:style-name="Standard">For the last part of this tutorial, let's load in the iris dataset, </text:p>
      <text:p text:style-name="Standard">to see how Seaborn handles visualizations of categorical data.</text:p>
      <text:p text:style-name="Standard"><text:bookmark text:name="button-label-881"/>Play video starting at :6:26 and follow transcript6:26</text:p>
      <text:p text:style-name="Standard">Similar to pandas, </text:p>
      <text:p text:style-name="Standard">Seaborn has a built in function that creates a scatterplot matrix.</text:p>
      <text:p text:style-name="Standard"><text:bookmark text:name="button-label-901"/>Play video starting at :6:32 and follow transcript6:32</text:p>
      <text:p text:style-name="Standard">We pass in the iris data of frame.</text:p>
      <text:p text:style-name="Standard"><text:bookmark text:name="button-label-91"/>Play video starting at :6:34 and follow transcript6:34</text:p>
      <text:p text:style-name="Standard">Tell it to map name to different colors using the hue parameter.</text:p>
      <text:p text:style-name="Standard"><text:bookmark text:name="button-label-921"/>Play video starting at :6:39 and follow transcript6:39</text:p>
      <text:p text:style-name="Standard">And tell it to use a kde along the diagonals instead </text:p>
      <text:p text:style-name="Standard">of the default histograms.</text:p>
      <text:p text:style-name="Standard"><text:bookmark text:name="button-label-94"/>Play video starting at :6:47 and follow transcript6:47</text:p>
      <text:p text:style-name="Standard">Looking at the pair plot, it's clear there are some clusters in the data set. </text:p>
      <text:p text:style-name="Standard">It looks like peddle length and peddle width are good options for </text:p>
      <text:p text:style-name="Standard">separating the observations, whereas width is not a strong separator.</text:p>
      <text:p text:style-name="Standard"><text:bookmark text:name="button-label-97"/>Play video starting at :7: and follow transcript7:00</text:p>
      <text:p text:style-name="Standard">Using pair plot to look at your data frame can be a very useful tool </text:p>
      <text:p text:style-name="Standard">in exploratory data analysis. </text:p>
      <text:p text:style-name="Standard">One final plot I'd like to show you is called the violin plot.</text:p>
      <text:p text:style-name="Standard"><text:bookmark text:name="button-label-1001"/>Play video starting at :7:10 and follow transcript7:10</text:p>
      <text:p text:style-name="Standard">You can think of a violin plot as a more informative version of a box plot.</text:p>
      <text:p text:style-name="Standard"><text:bookmark text:name="button-label-1011"/>Play video starting at :7:15 and follow transcript7:15</text:p>
      <text:p text:style-name="Standard">To demonstrate, let's plot a violin plot next to a swarm plot, </text:p>
      <text:p text:style-name="Standard">which you can think of as a scatter plot for categorical data.</text:p>
      <text:p text:style-name="Standard"><text:bookmark text:name="button-label-103"/>Play video starting at :7:23 and follow transcript7:23</text:p>
      <text:p text:style-name="Standard">First let's create a new figure and a subplot.</text:p>
      <text:p text:style-name="Standard"><text:bookmark text:name="button-label-104"/>Play video starting at :7:26 and follow transcript7:26</text:p>
      <text:p text:style-name="Standard">Next, we'll create the swarmplot, passing in Name and </text:p>
      <text:p text:style-name="Standard">PetalLength, and the data, which is the iris data frame.</text:p>
      <text:p text:style-name="Standard"><text:bookmark text:name="button-label-106"/>Play video starting at :7:35 and follow transcript7:35</text:p>
      <text:p text:style-name="Standard">For the next subplot, we'll create the violinplot, again passing in Name, </text:p>
      <text:p text:style-name="Standard">PetalLength and the iris data frame.</text:p>
      <text:p text:style-name="Standard"><text:bookmark text:name="button-label-108"/>Play video starting at :7:44 and follow transcript7:44</text:p>
      <text:p text:style-name="Standard">Looking at the swarmplot, each species has its own column and </text:p>
      <text:p text:style-name="Standard">each observation's petal length is shown. </text:p>
      <text:p text:style-name="Standard">With more common values appearing as the wide parts of the cluster, </text:p>
      <text:p text:style-name="Standard"><text:soft-page-break/>much like a histogram.</text:p>
      <text:p text:style-name="Standard"><text:bookmark text:name="button-label-112"/>Play video starting at :7:57 and follow transcript7:57</text:p>
      <text:p text:style-name="Standard">The violinplot is like box plot with a rotated kernel density estimation </text:p>
      <text:p text:style-name="Standard">on each side.</text:p>
      <text:p text:style-name="Standard"><text:bookmark text:name="button-label-114"/>Play video starting at :8:4 and follow transcript8:04</text:p>
      <text:p text:style-name="Standard">Violin plots convey more information than box plots and </text:p>
      <text:p text:style-name="Standard">are able to show particular phenomena within the distribution </text:p>
      <text:p text:style-name="Standard">that box plots are unable to convey such as multi modality. </text:p>
      <text:p text:style-name="Standard">Seaborn is a library that not only adds new styles and visual aspects. </text:p>
      <text:p text:style-name="Standard">But also introduces new functionality such as joint plots, scatter matrix plots, and </text:p>
      <text:p text:style-name="Standard">violin plots.</text:p>
      <text:p text:style-name="Standard"><text:bookmark text:name="button-label-120"/>Play video starting at :8:25 and follow transcript8:25</text:p>
      <text:p text:style-name="Standard">Seaborn is being actively developed, and is easy to install, </text:p>
      <text:p text:style-name="Standard">which makes it an indispensible part of a data scientist's toolkit. </text:p>
      <text:p text:style-name="Standard">But keep in mind, this is functionality built on top of matplotlib, and </text:p>
      <text:p text:style-name="Standard">these are largely matplotlib artists being used. </text:p>
      <text:p text:style-name="Standard">So, if you have any ideas for a new statistical visualization, or </text:p>
      <text:p text:style-name="Standard">you've read about one in a publication or journal. </text:p>
      <text:p text:style-name="Standard">You should have the ability to create your own visualization toolkits.</text:p>
      <text:p text:style-name="Standard"><text:bookmark text:name="button-label-127"/>Play video starting at :8:50 and follow transcript8:50</text:p>
      <text:p text:style-name="Standard">That's it for Seaborn tutorial, thanks for watching, happy plotting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07:41:35.279596287</meta:creation-date>
    <dc:date>2021-03-31T07:58:39.495119916</dc:date>
    <meta:editing-duration>PT17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331" meta:word-count="3119" meta:character-count="18697" meta:non-whitespace-character-count="15780"/>
  </office:meta>
</office:document-meta>
</file>